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0.2cm" svg:y="1.4cm" svg:viewBox="0 0 800 0" svg:d="M0 0c200 0 600 0 800 0">
            <text:p/>
          </draw:path>
          <draw:path draw:style-name="gr1" draw:text-style-name="P1" draw:layer="layout" svg:width="0.799cm" svg:height="0cm" svg:x="0.2cm" svg:y="1cm" svg:viewBox="0 0 800 0" svg:d="M0 0c200 0 600 0 800 0">
            <text:p/>
          </draw:path>
          <draw:path draw:style-name="gr1" draw:text-style-name="P1" draw:layer="layout" svg:width="-0.001cm" svg:height="0.799cm" draw:transform="rotate (-3.14159265358979) translate (0.599999999999997cm 0.999999999999998cm)" svg:viewBox="0 0 0 800" svg:d="M0 800c0-267 0-533 0-800">
            <text:p/>
          </draw:path>
          <draw:path draw:style-name="gr1" draw:text-style-name="P1" draw:layer="layout" svg:width="-0.001cm" svg:height="0.799cm" draw:transform="rotate (-3.14159265358979) translate (0.599999999999997cm 2.2cm)" svg:viewBox="0 0 0 800" svg:d="M0 800c0-267 0-533 0-800">
            <text:p/>
          </draw:path>
        </draw:g>
        <draw:frame draw:style-name="gr2" draw:text-style-name="P2" draw:layer="layout" svg:width="1.145cm" svg:height="1.205cm" svg:x="1cm" svg:y="0.595cm">
          <draw:text-box>
            <text:p><text:span text:style-name="T1">C1</text:span><text:span text:style-name="T1"><text:line-break/></text:span><text:span text:style-name="T1">10uF</text:span><text:span text:style-name="T1"><text:line-break/></text:span><text:span text:style-name="T1">16V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1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3:22:25.089000000</meta:creation-date>
    <dc:date>2021-07-04T13:24:49.836000000</dc:date>
    <meta:editing-duration>PT2M24S</meta:editing-duration>
    <meta:editing-cycles>1</meta:editing-cycles>
    <meta:document-statistic meta:object-count="6"/>
    <meta:generator>LibreOffice/6.4.4.2$Windows_X86_64 LibreOffice_project/3d775be2011f3886db32dfd395a6a6d1ca2630ff</meta:generator>
  </office:meta>
</office:document-meta>
</file>